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d2732" officeooo:paragraph-rsid="000d2732"/>
    </style:style>
    <style:style style:name="P3" style:family="paragraph" style:parent-style-name="Standard" style:list-style-name="L6">
      <style:text-properties officeooo:rsid="000d2732" officeooo:paragraph-rsid="000d2732"/>
    </style:style>
    <style:style style:name="P4" style:family="paragraph" style:parent-style-name="Standard" style:list-style-name="L6">
      <style:text-properties officeooo:rsid="000d5d97" officeooo:paragraph-rsid="000d5d97"/>
    </style:style>
    <style:style style:name="P5" style:family="paragraph" style:parent-style-name="Standard" style:list-style-name="L6">
      <style:text-properties officeooo:rsid="000d5d97" officeooo:paragraph-rsid="000ff36f"/>
    </style:style>
    <style:style style:name="P6" style:family="paragraph" style:parent-style-name="Standard" style:list-style-name="L7">
      <style:text-properties officeooo:rsid="000d5d97" officeooo:paragraph-rsid="000d5d97"/>
    </style:style>
    <style:style style:name="P7" style:family="paragraph" style:parent-style-name="Standard">
      <style:text-properties officeooo:rsid="000ed201" officeooo:paragraph-rsid="000ed201"/>
    </style:style>
    <style:style style:name="P8" style:family="paragraph" style:parent-style-name="Standard">
      <style:text-properties officeooo:rsid="000ff36f" officeooo:paragraph-rsid="000ff36f"/>
    </style:style>
    <style:style style:name="P9" style:family="paragraph" style:parent-style-name="Standard" style:list-style-name="L4">
      <style:paragraph-properties fo:text-align="start" style:justify-single-word="false"/>
      <style:text-properties fo:color="#2a6099" loext:opacity="100%" officeooo:rsid="000d2732" officeooo:paragraph-rsid="000d2732"/>
    </style:style>
    <style:style style:name="P10" style:family="paragraph" style:parent-style-name="Standard" style:list-style-name="L3">
      <style:text-properties fo:color="#2a6099" loext:opacity="100%" officeooo:rsid="000d2732" officeooo:paragraph-rsid="000d2732"/>
    </style:style>
    <style:style style:name="P11" style:family="paragraph" style:parent-style-name="Standard" style:list-style-name="L5">
      <style:text-properties fo:color="#2a6099" loext:opacity="100%" officeooo:rsid="000d2732" officeooo:paragraph-rsid="000ff36f"/>
    </style:style>
    <style:style style:name="P12" style:family="paragraph" style:parent-style-name="Standard" style:list-style-name="L7">
      <style:text-properties fo:color="#2a6099" loext:opacity="100%" officeooo:rsid="000d2732" officeooo:paragraph-rsid="000ff36f"/>
    </style:style>
    <style:style style:name="P13" style:family="paragraph" style:parent-style-name="Standard" style:list-style-name="L7">
      <style:text-properties fo:color="#2a6099" loext:opacity="100%" officeooo:rsid="000d2732" officeooo:paragraph-rsid="000ebbe4"/>
    </style:style>
    <style:style style:name="P14" style:family="paragraph" style:parent-style-name="Standard" style:list-style-name="L6">
      <style:text-properties fo:color="#2a6099" loext:opacity="100%" officeooo:rsid="000d2732" officeooo:paragraph-rsid="000d2732"/>
    </style:style>
    <style:style style:name="P15" style:family="paragraph" style:parent-style-name="Standard" style:list-style-name="L6">
      <style:text-properties fo:color="#2a6099" loext:opacity="100%" officeooo:rsid="000d2732" officeooo:paragraph-rsid="0011bb67"/>
    </style:style>
    <style:style style:name="P16" style:family="paragraph" style:parent-style-name="Standard" style:list-style-name="L6">
      <style:text-properties fo:color="#2a6099" loext:opacity="100%" officeooo:rsid="000d2732" officeooo:paragraph-rsid="000d5d97"/>
    </style:style>
    <style:style style:name="P17" style:family="paragraph" style:parent-style-name="Standard" style:list-style-name="L6">
      <style:text-properties fo:color="#2a6099" loext:opacity="100%" officeooo:rsid="000d2732" officeooo:paragraph-rsid="000ebbe4"/>
    </style:style>
    <style:style style:name="P18" style:family="paragraph" style:parent-style-name="Standard" style:list-style-name="L6">
      <style:text-properties fo:color="#2a6099" loext:opacity="100%" officeooo:rsid="000d2732" officeooo:paragraph-rsid="000ff36f"/>
    </style:style>
    <style:style style:name="P19" style:family="paragraph" style:parent-style-name="Standard" style:list-style-name="L6">
      <style:text-properties fo:color="#2a6099" loext:opacity="100%" officeooo:rsid="000d2732" officeooo:paragraph-rsid="001325b9"/>
    </style:style>
    <style:style style:name="P20" style:family="paragraph" style:parent-style-name="Standard" style:list-style-name="L6">
      <style:text-properties fo:color="#2a6099" loext:opacity="100%" officeooo:rsid="000d2732" officeooo:paragraph-rsid="000ed201"/>
    </style:style>
    <style:style style:name="P21" style:family="paragraph" style:parent-style-name="Standard" style:list-style-name="L8">
      <style:text-properties fo:color="#2a6099" loext:opacity="100%" officeooo:rsid="000d2732" officeooo:paragraph-rsid="000ff36f"/>
    </style:style>
    <style:style style:name="P22" style:family="paragraph" style:parent-style-name="Standard" style:list-style-name="L8">
      <style:text-properties fo:color="#2a6099" loext:opacity="100%" officeooo:rsid="000d2732" officeooo:paragraph-rsid="000ed201"/>
    </style:style>
    <style:style style:name="T1" style:family="text">
      <style:text-properties officeooo:rsid="000d2732"/>
    </style:style>
    <style:style style:name="T2" style:family="text">
      <style:text-properties officeooo:rsid="000ebbe4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0ed201" style:font-size-asian="11pt" style:font-style-asian="normal" style:font-weight-asian="normal" style:text-emphasize="none"/>
    </style:style>
    <style:style style:name="T5" style:family="text">
      <style:text-properties officeooo:rsid="000ef5e1"/>
    </style:style>
    <style:style style:name="T6" style:family="text">
      <style:text-properties fo:color="#2a6099" loext:opacity="100%" officeooo:rsid="000d2732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officeooo:rsid="001618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UDOS <text:span text:style-name="T8">5º ANO</text:span></text:p>
      <text:p text:style-name="P2">Regras</text:p>
      <text:list xml:id="list388596806" text:style-name="L4">
        <text:list-item>
          <text:p text:style-name="P9">Regras do laboratorio de informatica.</text:p>
        </text:list-item>
      </text:list>
      <text:p text:style-name="Standard">Historia</text:p>
      <text:list xml:id="list845773126" text:style-name="L3">
        <text:list-item>
          <text:p text:style-name="P10">Como surgiram os computadores e sua evolução.</text:p>
        </text:list-item>
      </text:list>
      <text:p text:style-name="Standard">Dispositivos</text:p>
      <text:list xml:id="list960723366" text:style-name="L5">
        <text:list-item>
          <text:p text:style-name="P11">Dispositivos de entrada e saida</text:p>
        </text:list-item>
        <text:list-item>
          <text:p text:style-name="P11">Dispositivos de armazenamento</text:p>
        </text:list-item>
        <text:list-item>
          <text:p text:style-name="P11">Multimidia</text:p>
        </text:list-item>
      </text:list>
      <text:p text:style-name="Standard">Aplicativos</text:p>
      <text:list xml:id="list3104169188" text:style-name="L7">
        <text:list-item>
          <text:p text:style-name="P6">Sistema Operacional.</text:p>
          <text:list>
            <text:list-item>
              <text:p text:style-name="P12">Principais diferenças entre os SO mais conhecidos (Windows, Linux, Mac).</text:p>
            </text:list-item>
            <text:list-item>
              <text:p text:style-name="P12">Ambiente Linux, suas distrbuições e principais ambientes grficos (Gnome,KDE, etc.).</text:p>
            </text:list-item>
          </text:list>
        </text:list-item>
        <text:list-item>
          <text:p text:style-name="P13">Unidades de medida da informatica (Byte, Kib,Mib,etc).</text:p>
        </text:list-item>
      </text:list>
      <text:list xml:id="list1437997917" text:style-name="L6">
        <text:list-item>
          <text:p text:style-name="P14">Menu, aplicativos instalados.</text:p>
        </text:list-item>
        <text:list-item>
          <text:p text:style-name="P4">Texto</text:p>
          <text:list>
            <text:list-item>
              <text:p text:style-name="P15">Digitação, formatação e normas ABNT</text:p>
            </text:list-item>
            <text:list-item>
              <text:p text:style-name="P16">Integrar diferentes formatos de arquivos.</text:p>
            </text:list-item>
            <text:list-item>
              <text:p text:style-name="P17">Produção Individual ou coletiva.</text:p>
            </text:list-item>
            <text:list-item>
              <text:p text:style-name="P17">Bibliografia.</text:p>
            </text:list-item>
            <text:list-item>
              <text:p text:style-name="P16">Criar livro digital.</text:p>
            </text:list-item>
          </text:list>
        </text:list-item>
        <text:list-item>
          <text:p text:style-name="P3">Planilha</text:p>
          <text:list>
            <text:list-item>
              <text:p text:style-name="P15">Linhas, colunas e celulas.</text:p>
            </text:list-item>
            <text:list-item>
              <text:p text:style-name="P15">Formulas</text:p>
            </text:list-item>
          </text:list>
        </text:list-item>
        <text:list-item>
          <text:p text:style-name="P4">Apresentação</text:p>
          <text:list>
            <text:list-item>
              <text:p text:style-name="P15">Digitação, formatação e apresentação</text:p>
            </text:list-item>
          </text:list>
        </text:list-item>
        <text:list-item>
          <text:p text:style-name="P5">Compactador</text:p>
          <text:list>
            <text:list-item>
              <text:p text:style-name="P18">Utilizar Compactador de arquivos.</text:p>
            </text:list-item>
          </text:list>
        </text:list-item>
      </text:list>
      <text:p text:style-name="P8">Internet</text:p>
      <text:list xml:id="list10035077764218" text:continue-numbering="true" text:style-name="L6">
        <text:list-item>
          <text:p text:style-name="P3">Naveagador</text:p>
          <text:list>
            <text:list-item>
              <text:p text:style-name="P17">Como utilizar o navegador.</text:p>
            </text:list-item>
            <text:list-item>
              <text:p text:style-name="P19">Google tradutor</text:p>
            </text:list-item>
            <text:list-item>
              <text:p text:style-name="P19">Google maps</text:p>
            </text:list-item>
            <text:list-item>
              <text:p text:style-name="P20">Realizar pesquisas avançadas na internet.</text:p>
            </text:list-item>
            <text:list-item>
              <text:p text:style-name="P16">Distinguir informações verdadeiras e falsas.</text:p>
            </text:list-item>
            <text:list-item>
              <text:p text:style-name="P16"><text:span text:style-name="T7">Critérios de ordenação dos resultados de buscadores</text:span></text:p>
            </text:list-item>
            <text:list-item>
              <text:p text:style-name="P17">Jogos on-line e o perigo dos vicios.</text:p>
            </text:list-item>
            <text:list-item>
              <text:p text:style-name="P17">Debate sobre: <text:span text:style-name="T7">compreensão das mudanças tecnológicas no mundo do trabalho e sobre. a evolução da sociedade.</text:span></text:p>
            </text:list-item>
          </text:list>
        </text:list-item>
      </text:list>
      <text:p text:style-name="P7">Programação</text:p>
      <text:list xml:id="list1735904241" text:style-name="L8">
        <text:list-item>
          <text:p text:style-name="P21">Scratch</text:p>
        </text:list-item>
        <text:list-item>
          <text:p text:style-name="P22">Algoritimos</text:p>
        </text:list-item>
        <text:list-item>
          <text:p text:style-name="P21">Listas, filas e pilhas</text:p>
        </text:list-item>
        <text:list-item>
          <text:p text:style-name="P21">Reconhecer padrão em algoritimo</text:p>
        </text:list-item>
        <text:list-item>
          <text:p text:style-name="P22">Debate:Problemas que não podem ser resolvido com computador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3T06:56:05.942000000</meta:creation-date>
    <dc:date>2022-08-15T01:00:33.508000000</dc:date>
    <meta:editing-duration>PT5H25M57S</meta:editing-duration>
    <meta:editing-cycles>1</meta:editing-cycles>
    <meta:document-statistic meta:table-count="0" meta:image-count="0" meta:object-count="0" meta:page-count="1" meta:paragraph-count="44" meta:word-count="201" meta:character-count="1272" meta:non-whitespace-character-count="1152"/>
    <meta:generator>LibreOffice/7.3.1.3$Windows_X86_64 LibreOffice_project/a69ca51ded25f3eefd52d7bf9a5fad8c90b87951</meta:generator>
  </office:meta>
</office:document-meta>
</file>